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88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683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792cm"/>
    </style:style>
    <style:style style:name="co21" style:family="table-column">
      <style:table-column-properties fo:break-before="auto" style:column-width="0.272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676cm"/>
    </style:style>
    <style:style style:name="co25" style:family="table-column">
      <style:table-column-properties fo:break-before="auto" style:column-width="1.423cm"/>
    </style:style>
    <style:style style:name="co26" style:family="table-column">
      <style:table-column-properties fo:break-before="auto" style:column-width="1.74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2.023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1.598cm"/>
    </style:style>
    <style:style style:name="co31" style:family="table-column">
      <style:table-column-properties fo:break-before="auto" style:column-width="0.626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2.041cm"/>
    </style:style>
    <style:style style:name="co34" style:family="table-column">
      <style:table-column-properties fo:break-before="auto" style:column-width="3.267cm"/>
    </style:style>
    <style:style style:name="co35" style:family="table-column">
      <style:table-column-properties fo:break-before="auto" style:column-width="2.233cm"/>
    </style:style>
    <style:style style:name="co36" style:family="table-column">
      <style:table-column-properties fo:break-before="auto" style:column-width="2.614cm"/>
    </style:style>
    <style:style style:name="co37" style:family="table-column">
      <style:table-column-properties fo:break-before="auto" style:column-width="4.801cm"/>
    </style:style>
    <style:style style:name="co38" style:family="table-column">
      <style:table-column-properties fo:break-before="auto" style:column-width="2.328cm"/>
    </style:style>
    <style:style style:name="co39" style:family="table-column">
      <style:table-column-properties fo:break-before="auto" style:column-width="1.773cm"/>
    </style:style>
    <style:style style:name="co40" style:family="table-column">
      <style:table-column-properties fo:break-before="auto" style:column-width="0.725cm"/>
    </style:style>
    <style:style style:name="co41" style:family="table-column">
      <style:table-column-properties fo:break-before="auto" style:column-width="2.298cm"/>
    </style:style>
    <style:style style:name="co42" style:family="table-column">
      <style:table-column-properties fo:break-before="auto" style:column-width="1.923cm"/>
    </style:style>
    <style:style style:name="co43" style:family="table-column">
      <style:table-column-properties fo:break-before="auto" style:column-width="3.963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99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01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13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4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5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6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36" style:family="table-cell" style:parent-style-name="cat2_5f_PA_5f_stype">
      <style:table-cell-properties fo:background-color="#f48fb1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8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9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7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4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2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29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  <table:content-validation table:name="val10" table:base-cell-address="finales.P4">
          <table:error-message table:message-type="stop" table:display="true"/>
        </table:content-validation>
        <table:content-validation table:name="val11" table:base-cell-address="finales.U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13G/U15G", </text:p>
            <text:p>"date": "Samedi 06/01/2024", </text:p>
            <text:p>"temps_jeu": "Temps de jeu 8 minutes. Rotation toutes les 10 minutes", </text:p>
            <text:p>"lien_reglement": "pdf/01_ReglementTournoi2024.pdf", </text:p>
            <text:p>"lien_site": "https://www.tes.fcvalduloir.live/fcvlfutsal_u13g_u15g_2024/dist/", </text:p>
            <text:p>"titre_QRcode": "Tournoi En Salle FCVL futsal U13G U15G 2024" </text:p>
            <text:p>}</text:p>
          </table:table-cell>
        </table:table-row>
        <table:table-row table:style-name="ro2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13G"</text:span><text:span text:style-name="T4">,</text:span></text:p>
            <text:p><text:span text:style-name="T6">"nomlong"</text:span><text:span text:style-name="T4">: </text:span><text:span text:style-name="T5">"U13 Garçons"</text:span><text:span text:style-name="T4">,</text:span></text:p>
            <text:p><text:span text:style-name="T6">"texthoraire"</text:span><text:span text:style-name="T4">: </text:span><text:span text:style-name="T5">"Rdv 13h30 - Début 14h10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U15G"</text:span><text:span text:style-name="T4">,</text:span></text:p>
            <text:p><text:span text:style-name="T6">"nomlong"</text:span><text:span text:style-name="T4">: </text:span><text:span text:style-name="T5">"U15 Garçons"</text:span><text:span text:style-name="T4">,</text:span></text:p>
            <text:p><text:span text:style-name="T6">"texthoraire"</text:span><text:span text:style-name="T4">: </text:span><text:span text:style-name="T5">"Rdv 13h30 - Début 14h10"</text:span><text:span text:style-name="T7">}</text:span></text:p>
            <text:p><text:span text:style-name="T2">]</text:span>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4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3g_u15g_2024\public\data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V</text:p>
          </table:table-cell>
          <table:table-cell/>
        </table:table-row>
        <table:table-row table:style-name="ro4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5">
          <table:table-cell table:style-name="ce33" office:value-type="string" calcext:value-type="string">
            <text:p><text:span text:style-name="T8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6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6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6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6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6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6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6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5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1</text:p>
          </table:table-cell>
          <table:table-cell table:style-name="ce37" office:value-type="string" calcext:value-type="string">
            <text:p>district13g1</text:p>
          </table:table-cell>
          <table:table-cell table:style-name="ce37" office:value-type="string" calcext:value-type="string">
            <text:p>dist13g1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2</text:p>
          </table:table-cell>
          <table:table-cell table:style-name="ce37" office:value-type="string" calcext:value-type="string">
            <text:p>district13g2</text:p>
          </table:table-cell>
          <table:table-cell table:style-name="ce37" office:value-type="string" calcext:value-type="string">
            <text:p>dist13g2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3</text:p>
          </table:table-cell>
          <table:table-cell table:style-name="ce37" office:value-type="string" calcext:value-type="string">
            <text:p>district13g3</text:p>
          </table:table-cell>
          <table:table-cell table:style-name="ce37" office:value-type="string" calcext:value-type="string">
            <text:p>dist13g3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4</text:p>
          </table:table-cell>
          <table:table-cell table:style-name="ce37" office:value-type="string" calcext:value-type="string">
            <text:p>district13g4</text:p>
          </table:table-cell>
          <table:table-cell table:style-name="ce37" office:value-type="string" calcext:value-type="string">
            <text:p>dist13g4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5</text:p>
          </table:table-cell>
          <table:table-cell table:style-name="ce52" office:value-type="string" calcext:value-type="string">
            <text:p>district13g5</text:p>
          </table:table-cell>
          <table:table-cell table:style-name="ce37" office:value-type="string" calcext:value-type="string">
            <text:p>dist13g5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6</text:p>
          </table:table-cell>
          <table:table-cell table:style-name="ce52" office:value-type="string" calcext:value-type="string">
            <text:p>district13g6</text:p>
          </table:table-cell>
          <table:table-cell table:style-name="ce37" office:value-type="string" calcext:value-type="string">
            <text:p>dist13g6</text:p>
          </table:table-cell>
          <table:table-cell table:style-name="ce38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7</text:p>
          </table:table-cell>
          <table:table-cell table:style-name="ce52" office:value-type="string" calcext:value-type="string">
            <text:p>district13g7</text:p>
          </table:table-cell>
          <table:table-cell table:style-name="ce37" office:value-type="string" calcext:value-type="string">
            <text:p>dist13g7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8</text:p>
          </table:table-cell>
          <table:table-cell table:style-name="ce52" office:value-type="string" calcext:value-type="string">
            <text:p>district13g8</text:p>
          </table:table-cell>
          <table:table-cell table:style-name="ce37" office:value-type="string" calcext:value-type="string">
            <text:p>dist13g8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1</text:p>
          </table:table-cell>
          <table:table-cell table:style-name="ce40" office:value-type="string" calcext:value-type="string">
            <text:p>district15g1</text:p>
          </table:table-cell>
          <table:table-cell table:style-name="ce40" office:value-type="string" calcext:value-type="string">
            <text:p>rict15g1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2</text:p>
          </table:table-cell>
          <table:table-cell table:style-name="ce40" office:value-type="string" calcext:value-type="string">
            <text:p>district15g2</text:p>
          </table:table-cell>
          <table:table-cell table:style-name="ce40" office:value-type="string" calcext:value-type="string">
            <text:p>rict15g2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6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3</text:p>
          </table:table-cell>
          <table:table-cell table:style-name="ce40" office:value-type="string" calcext:value-type="string">
            <text:p>district15g3</text:p>
          </table:table-cell>
          <table:table-cell table:style-name="ce40" office:value-type="string" calcext:value-type="string">
            <text:p>rict15g3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6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4</text:p>
          </table:table-cell>
          <table:table-cell table:style-name="ce40" office:value-type="string" calcext:value-type="string">
            <text:p>district15g4</text:p>
          </table:table-cell>
          <table:table-cell table:style-name="ce40" office:value-type="string" calcext:value-type="string">
            <text:p>rict15g4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6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5</text:p>
          </table:table-cell>
          <table:table-cell table:style-name="ce41" office:value-type="string" calcext:value-type="string">
            <text:p>district15g5</text:p>
          </table:table-cell>
          <table:table-cell table:style-name="ce40" office:value-type="string" calcext:value-type="string">
            <text:p>rict15g5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6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6</text:p>
          </table:table-cell>
          <table:table-cell table:style-name="ce41" office:value-type="string" calcext:value-type="string">
            <text:p>district15g6</text:p>
          </table:table-cell>
          <table:table-cell table:style-name="ce40" office:value-type="string" calcext:value-type="string">
            <text:p>rict15g6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6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7</text:p>
          </table:table-cell>
          <table:table-cell table:style-name="ce41" office:value-type="string" calcext:value-type="string">
            <text:p>district15g7</text:p>
          </table:table-cell>
          <table:table-cell table:style-name="ce40" office:value-type="string" calcext:value-type="string">
            <text:p>rict15g7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6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8</text:p>
          </table:table-cell>
          <table:table-cell table:style-name="ce41" office:value-type="string" calcext:value-type="string">
            <text:p>district15g8</text:p>
          </table:table-cell>
          <table:table-cell table:style-name="ce40" office:value-type="string" calcext:value-type="string">
            <text:p>rict15g8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4" table:number-rows-repeated="13">
          <table:table-cell table:number-columns-repeated="9"/>
        </table:table-row>
        <table:table-row table:style-name="ro4" table:number-rows-repeated="6">
          <table:table-cell table:style-name="Default" table:number-columns-repeated="2"/>
          <table:table-cell table:number-columns-repeated="7"/>
        </table:table-row>
        <table:table-row table:style-name="ro4" table:number-rows-repeated="1048531">
          <table:table-cell table:number-columns-repeated="9"/>
        </table:table-row>
        <table:table-row table:style-name="ro4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1" form:id="control1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1"/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4" table:default-cell-style-name="ce13"/>
        <table:table-column table:style-name="co19" table:number-columns-repeated="2" table:default-cell-style-name="ce13"/>
        <table:table-row table:style-name="ro6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6">
          <table:table-cell table:style-name="ce33" office:value-type="string" calcext:value-type="string">
            <text:p>C3:P27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6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5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</table:table-row>
        <table:table-row table:style-name="ro5">
          <table:table-cell table:number-columns-repeated="2"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5">
          <table:table-cell table:number-columns-repeated="2"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4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</table:table-row>
        <table:table-row table:style-name="ro5">
          <table:table-cell table:number-columns-repeated="2"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5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</table:table-row>
        <table:table-row table:style-name="ro5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6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rict15g1" calcext:value-type="string">
            <text:p>rict15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rict15g2" calcext:value-type="string">
            <text:p>rict15g2</text:p>
          </table:table-cell>
        </table:table-row>
        <table:table-row table:style-name="ro5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7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rict15g5" calcext:value-type="string">
            <text:p>rict15g5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rict15g6" calcext:value-type="string">
            <text:p>rict15g6</text:p>
          </table:table-cell>
        </table:table-row>
        <table:table-row table:style-name="ro5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8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rict15g3" calcext:value-type="string">
            <text:p>rict15g3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rict15g4" calcext:value-type="string">
            <text:p>rict15g4</text:p>
          </table:table-cell>
        </table:table-row>
        <table:table-row table:style-name="ro5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9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rict15g7" calcext:value-type="string">
            <text:p>rict15g7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rict15g8" calcext:value-type="string">
            <text:p>rict15g8</text:p>
          </table:table-cell>
        </table:table-row>
        <table:table-row table:style-name="ro5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0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</table:table-row>
        <table:table-row table:style-name="ro5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1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</table:table-row>
        <table:table-row table:style-name="ro5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2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5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3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</table:table-row>
        <table:table-row table:style-name="ro5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rict15g2" calcext:value-type="string">
            <text:p>rict15g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rict15g4" calcext:value-type="string">
            <text:p>rict15g4</text:p>
          </table:table-cell>
        </table:table-row>
        <table:table-row table:style-name="ro5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5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rict15g6" calcext:value-type="string">
            <text:p>rict15g6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rict15g8" calcext:value-type="string">
            <text:p>rict15g8</text:p>
          </table:table-cell>
        </table:table-row>
        <table:table-row table:style-name="ro5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6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rict15g1" calcext:value-type="string">
            <text:p>rict15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rict15g3" calcext:value-type="string">
            <text:p>rict15g3</text:p>
          </table:table-cell>
        </table:table-row>
        <table:table-row table:style-name="ro5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7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rict15g5" calcext:value-type="string">
            <text:p>rict15g5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</table:table-row>
        <table:table-row table:style-name="ro5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8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5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9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5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0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</table:table-row>
        <table:table-row table:style-name="ro5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1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</table:table-row>
        <table:table-row table:style-name="ro5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2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5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3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5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4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</table:table-row>
        <table:table-row table:style-name="ro5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5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</table:table-row>
        <table:table-row table:style-name="ro4">
          <table:table-cell table:number-columns-repeated="2"/>
          <table:table-cell table:style-name="ce58" table:number-columns-repeated="3"/>
          <table:table-cell table:style-name="ce64"/>
          <table:table-cell table:style-name="ce58" table:number-columns-repeated="10"/>
        </table:table-row>
        <table:table-row table:style-name="ro4" table:number-rows-repeated="1048547">
          <table:table-cell table:number-columns-repeated="16"/>
        </table:table-row>
        <table:table-row table:style-name="ro4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3"/>
        <table:table-column table:style-name="co16" table:default-cell-style-name="ce13"/>
        <table:table-column table:style-name="co24" table:default-cell-style-name="ce13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7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2"/>
          </table:table-cell>
          <table:table-cell table:number-columns-repeated="2"/>
        </table:table-row>
        <table:table-row table:style-name="ro6">
          <table:table-cell office:value-type="string" calcext:value-type="string">
            <text:p>C2:T7</text:p>
          </table:table-cell>
          <table:table-cell table:style-name="ce12"/>
          <table:table-cell table:style-name="ce99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3G" calcext:value-type="string">
            <text:p>U13G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10" office:value-type="string" calcext:value-type="string" table:number-columns-spanned="3" table:number-rows-spanned="1">
            <text:p>buts</text:p>
          </table:table-cell>
          <table:covered-table-cell table:style-name="ce110"/>
          <table:covered-table-cell/>
          <table:table-cell table:style-name="ce147" office:value-type="string" calcext:value-type="string" table:number-columns-spanned="3" table:number-rows-spanned="1">
            <text:p>match1</text:p>
          </table:table-cell>
          <table:covered-table-cell table:style-name="ce147"/>
          <table:covered-table-cell table:style-name="ce88"/>
          <table:table-cell table:style-name="ce147" office:value-type="string" calcext:value-type="string" table:number-columns-spanned="3" table:number-rows-spanned="1">
            <text:p>match2</text:p>
          </table:table-cell>
          <table:covered-table-cell table:style-name="ce147"/>
          <table:covered-table-cell table:style-name="ce88"/>
          <table:table-cell table:style-name="ce147" office:value-type="string" calcext:value-type="string" table:number-columns-spanned="3" table:number-rows-spanned="1">
            <text:p>match3</text:p>
          </table:table-cell>
          <table:covered-table-cell table:style-name="ce147"/>
          <table:covered-table-cell table:style-name="ce88"/>
          <table:table-cell table:number-columns-repeated="4"/>
        </table:table-row>
        <table:table-row table:style-name="ro6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5">
          <table:table-cell table:number-columns-repeated="2"/>
          <table:table-cell table:style-name="ce99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99" table:formula="of:=[$lesequipes.$D10]" office:value-type="string" office:string-value="U13G1" calcext:value-type="string">
            <text:p>U13G1</text:p>
          </table:table-cell>
          <table:table-cell table:style-name="ce99" table:formula="of:=[$lesequipes.$F10]" office:value-type="string" office:string-value="dist13g1" calcext:value-type="string">
            <text:p>dist13g1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13" table:content-validation-name="val5" office:value-type="string" calcext:value-type="string">
            <text:p>U13G2</text:p>
          </table:table-cell>
          <table:table-cell table:style-name="ce117" table:content-validation-name="val1" table:formula="of:=VLOOKUP([.W4];categorie1;3;0)" office:value-type="string" office:string-value="dist13g2" calcext:value-type="string">
            <text:p>dist13g2</text:p>
          </table:table-cell>
        </table:table-row>
        <table:table-row table:style-name="ro5">
          <table:table-cell table:number-columns-repeated="2"/>
          <table:table-cell table:style-name="ce99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99" table:formula="of:=[$lesequipes.$D11]" office:value-type="string" office:string-value="U13G2" calcext:value-type="string">
            <text:p>U13G2</text:p>
          </table:table-cell>
          <table:table-cell table:style-name="ce99" table:formula="of:=[$lesequipes.$F11]" office:value-type="string" office:string-value="dist13g2" calcext:value-type="string">
            <text:p>dist13g2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13" table:content-validation-name="val5" office:value-type="string" calcext:value-type="string">
            <text:p>U13G1</text:p>
          </table:table-cell>
          <table:table-cell table:style-name="ce118" table:content-validation-name="val1" table:formula="of:=VLOOKUP([.W5];categorie1;3;0)" office:value-type="string" office:string-value="dist13g1" calcext:value-type="string">
            <text:p>dist13g1</text:p>
          </table:table-cell>
        </table:table-row>
        <table:table-row table:style-name="ro5">
          <table:table-cell table:number-columns-repeated="2"/>
          <table:table-cell table:style-name="ce99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99" table:formula="of:=[$lesequipes.$D12]" office:value-type="string" office:string-value="U13G3" calcext:value-type="string">
            <text:p>U13G3</text:p>
          </table:table-cell>
          <table:table-cell table:style-name="ce99" table:formula="of:=[$lesequipes.$F12]" office:value-type="string" office:string-value="dist13g3" calcext:value-type="string">
            <text:p>dist13g3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13" table:content-validation-name="val5" office:value-type="string" calcext:value-type="string">
            <text:p>U13G4</text:p>
          </table:table-cell>
          <table:table-cell table:style-name="ce118" table:content-validation-name="val1" table:formula="of:=VLOOKUP([.W6];categorie1;3;0)" office:value-type="string" office:string-value="dist13g4" calcext:value-type="string">
            <text:p>dist13g4</text:p>
          </table:table-cell>
        </table:table-row>
        <table:table-row table:style-name="ro5">
          <table:table-cell table:number-columns-repeated="2"/>
          <table:table-cell table:style-name="ce99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99" table:formula="of:=[$lesequipes.$D13]" office:value-type="string" office:string-value="U13G4" calcext:value-type="string">
            <text:p>U13G4</text:p>
          </table:table-cell>
          <table:table-cell table:style-name="ce99" table:formula="of:=[$lesequipes.$F13]" office:value-type="string" office:string-value="dist13g4" calcext:value-type="string">
            <text:p>dist13g4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13" table:content-validation-name="val5" office:value-type="string" calcext:value-type="string">
            <text:p>U13G3</text:p>
          </table:table-cell>
          <table:table-cell table:style-name="ce118" table:content-validation-name="val1" table:formula="of:=VLOOKUP([.W7];categorie1;3;0)" office:value-type="string" office:string-value="dist13g3" calcext:value-type="string">
            <text:p>dist13g3</text:p>
          </table:table-cell>
        </table:table-row>
        <table:table-row table:style-name="ro8">
          <table:table-cell table:number-columns-repeated="24"/>
        </table:table-row>
        <table:table-row table:style-name="ro5">
          <table:table-cell office:value-type="string" calcext:value-type="string">
            <text:p>C9:T15</text:p>
          </table:table-cell>
          <table:table-cell/>
          <table:table-cell table:style-name="ce101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3G" calcext:value-type="string">
            <text:p>U13G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10" office:value-type="string" calcext:value-type="string" table:number-columns-spanned="3" table:number-rows-spanned="1">
            <text:p>buts</text:p>
          </table:table-cell>
          <table:covered-table-cell table:style-name="ce110"/>
          <table:covered-table-cell/>
          <table:table-cell table:style-name="ce147" office:value-type="string" calcext:value-type="string" table:number-columns-spanned="3" table:number-rows-spanned="1">
            <text:p>match1</text:p>
          </table:table-cell>
          <table:covered-table-cell table:style-name="ce147"/>
          <table:covered-table-cell table:style-name="ce88"/>
          <table:table-cell table:style-name="ce147" office:value-type="string" calcext:value-type="string" table:number-columns-spanned="3" table:number-rows-spanned="1">
            <text:p>match2</text:p>
          </table:table-cell>
          <table:covered-table-cell table:style-name="ce147"/>
          <table:covered-table-cell table:style-name="ce88"/>
          <table:table-cell table:style-name="ce147" office:value-type="string" calcext:value-type="string" table:number-columns-spanned="3" table:number-rows-spanned="1">
            <text:p>match3</text:p>
          </table:table-cell>
          <table:covered-table-cell table:style-name="ce147"/>
          <table:covered-table-cell table:style-name="ce88"/>
          <table:table-cell table:number-columns-repeated="4"/>
        </table:table-row>
        <table:table-row table:style-name="ro6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5">
          <table:table-cell table:number-columns-repeated="2"/>
          <table:table-cell table:style-name="ce101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1" table:formula="of:=[$lesequipes.$D14]" office:value-type="string" office:string-value="U13G5" calcext:value-type="string">
            <text:p>U13G5</text:p>
          </table:table-cell>
          <table:table-cell table:style-name="ce101" table:formula="of:=[$lesequipes.$F14]" office:value-type="string" office:string-value="dist13g5" calcext:value-type="string">
            <text:p>dist13g5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14" table:content-validation-name="val6" office:value-type="string" calcext:value-type="string">
            <text:p>U13G5</text:p>
          </table:table-cell>
          <table:table-cell table:style-name="ce120" table:content-validation-name="val1" table:formula="of:=VLOOKUP([.W11];categorie1;3;0)" office:value-type="string" office:string-value="dist13g5" calcext:value-type="string">
            <text:p>dist13g5</text:p>
          </table:table-cell>
        </table:table-row>
        <table:table-row table:style-name="ro5">
          <table:table-cell table:number-columns-repeated="2"/>
          <table:table-cell table:style-name="ce101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1" table:formula="of:=[$lesequipes.$D15]" office:value-type="string" office:string-value="U13G6" calcext:value-type="string">
            <text:p>U13G6</text:p>
          </table:table-cell>
          <table:table-cell table:style-name="ce101" table:formula="of:=[$lesequipes.$F15]" office:value-type="string" office:string-value="dist13g6" calcext:value-type="string">
            <text:p>dist13g6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14" table:content-validation-name="val6" office:value-type="string" calcext:value-type="string">
            <text:p>U13G6</text:p>
          </table:table-cell>
          <table:table-cell table:style-name="ce121" table:content-validation-name="val1" table:formula="of:=VLOOKUP([.W12];categorie1;3;0)" office:value-type="string" office:string-value="dist13g6" calcext:value-type="string">
            <text:p>dist13g6</text:p>
          </table:table-cell>
        </table:table-row>
        <table:table-row table:style-name="ro5">
          <table:table-cell table:number-columns-repeated="2"/>
          <table:table-cell table:style-name="ce101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1" table:formula="of:=[$lesequipes.$D16]" office:value-type="string" office:string-value="U13G7" calcext:value-type="string">
            <text:p>U13G7</text:p>
          </table:table-cell>
          <table:table-cell table:style-name="ce101" table:formula="of:=[$lesequipes.$F16]" office:value-type="string" office:string-value="dist13g7" calcext:value-type="string">
            <text:p>dist13g7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14" table:content-validation-name="val6" office:value-type="string" calcext:value-type="string">
            <text:p>U13G7</text:p>
          </table:table-cell>
          <table:table-cell table:style-name="ce121" table:content-validation-name="val1" table:formula="of:=VLOOKUP([.W13];categorie1;3;0)" office:value-type="string" office:string-value="dist13g7" calcext:value-type="string">
            <text:p>dist13g7</text:p>
          </table:table-cell>
        </table:table-row>
        <table:table-row table:style-name="ro5">
          <table:table-cell table:number-columns-repeated="2"/>
          <table:table-cell table:style-name="ce101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1" table:formula="of:=[$lesequipes.$D17]" office:value-type="string" office:string-value="U13G8" calcext:value-type="string">
            <text:p>U13G8</text:p>
          </table:table-cell>
          <table:table-cell table:style-name="ce101" table:formula="of:=[$lesequipes.$F17]" office:value-type="string" office:string-value="dist13g8" calcext:value-type="string">
            <text:p>dist13g8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14" table:content-validation-name="val6" office:value-type="string" calcext:value-type="string">
            <text:p>U13G8</text:p>
          </table:table-cell>
          <table:table-cell table:style-name="ce121" table:content-validation-name="val1" table:formula="of:=VLOOKUP([.W14];categorie1;3;0)" office:value-type="string" office:string-value="dist13g8" calcext:value-type="string">
            <text:p>dist13g8</text:p>
          </table:table-cell>
        </table:table-row>
        <table:table-row table:style-name="ro4" table:number-rows-repeated="2">
          <table:table-cell table:number-columns-repeated="24"/>
        </table:table-row>
        <table:table-row table:style-name="ro6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5G" calcext:value-type="string">
            <text:p>U15G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10" office:value-type="string" calcext:value-type="string" table:number-columns-spanned="3" table:number-rows-spanned="1">
            <text:p>buts</text:p>
          </table:table-cell>
          <table:covered-table-cell table:style-name="ce110"/>
          <table:covered-table-cell/>
          <table:table-cell table:style-name="ce147" office:value-type="string" calcext:value-type="string" table:number-columns-spanned="3" table:number-rows-spanned="1">
            <text:p>match1</text:p>
          </table:table-cell>
          <table:covered-table-cell table:style-name="ce147"/>
          <table:covered-table-cell table:style-name="ce88"/>
          <table:table-cell table:style-name="ce147" office:value-type="string" calcext:value-type="string" table:number-columns-spanned="3" table:number-rows-spanned="1">
            <text:p>match2</text:p>
          </table:table-cell>
          <table:covered-table-cell table:style-name="ce147"/>
          <table:covered-table-cell table:style-name="ce88"/>
          <table:table-cell table:style-name="ce147" office:value-type="string" calcext:value-type="string" table:number-columns-spanned="3" table:number-rows-spanned="1">
            <text:p>match3</text:p>
          </table:table-cell>
          <table:covered-table-cell table:style-name="ce147"/>
          <table:covered-table-cell table:style-name="ce88"/>
          <table:table-cell table:number-columns-repeated="4"/>
        </table:table-row>
        <table:table-row table:style-name="ro6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5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5G1" calcext:value-type="string">
            <text:p>U15G1</text:p>
          </table:table-cell>
          <table:table-cell table:style-name="ce77" table:formula="of:=[$lesequipes.$F18]" office:value-type="string" office:string-value="rict15g1" calcext:value-type="string">
            <text:p>rict15g1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formula="of:=[$matchspoules.K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K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N27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15" table:content-validation-name="val7" office:value-type="string" calcext:value-type="string">
            <text:p>U15G1</text:p>
          </table:table-cell>
          <table:table-cell table:style-name="ce122" table:content-validation-name="val1" table:formula="of:=VLOOKUP([.W19];categorie2;3;0)" office:value-type="string" office:string-value="rict15g1" calcext:value-type="string">
            <text:p>rict15g1</text:p>
          </table:table-cell>
        </table:table-row>
        <table:table-row table:style-name="ro5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5G2" calcext:value-type="string">
            <text:p>U15G2</text:p>
          </table:table-cell>
          <table:table-cell table:style-name="ce77" table:formula="of:=[$lesequipes.$F19]" office:value-type="string" office:string-value="rict15g2" calcext:value-type="string">
            <text:p>rict15g2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formula="of:=[$matchspoules.N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K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K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15" table:content-validation-name="val7" office:value-type="string" calcext:value-type="string">
            <text:p>U15G2</text:p>
          </table:table-cell>
          <table:table-cell table:style-name="ce122" table:content-validation-name="val1" table:formula="of:=VLOOKUP([.W20];categorie2;3;0)" office:value-type="string" office:string-value="rict15g2" calcext:value-type="string">
            <text:p>rict15g2</text:p>
          </table:table-cell>
        </table:table-row>
        <table:table-row table:style-name="ro5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5G3" calcext:value-type="string">
            <text:p>U15G3</text:p>
          </table:table-cell>
          <table:table-cell table:style-name="ce77" table:formula="of:=[$lesequipes.$F20]" office:value-type="string" office:string-value="rict15g3" calcext:value-type="string">
            <text:p>rict15g3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formula="of:=[$matchspoules.K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N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N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15" table:content-validation-name="val7" office:value-type="string" calcext:value-type="string">
            <text:p>U15G3</text:p>
          </table:table-cell>
          <table:table-cell table:style-name="ce122" table:content-validation-name="val1" table:formula="of:=VLOOKUP([.W21];categorie2;3;0)" office:value-type="string" office:string-value="rict15g3" calcext:value-type="string">
            <text:p>rict15g3</text:p>
          </table:table-cell>
        </table:table-row>
        <table:table-row table:style-name="ro5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5G4" calcext:value-type="string">
            <text:p>U15G4</text:p>
          </table:table-cell>
          <table:table-cell table:style-name="ce77" table:formula="of:=[$lesequipes.$F21]" office:value-type="string" office:string-value="rict15g4" calcext:value-type="string">
            <text:p>rict15g4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formula="of:=[$matchspoules.N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N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K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15" table:content-validation-name="val7" office:value-type="string" calcext:value-type="string">
            <text:p>U15G4</text:p>
          </table:table-cell>
          <table:table-cell table:style-name="ce122" table:content-validation-name="val1" table:formula="of:=VLOOKUP([.W22];categorie2;3;0)" office:value-type="string" office:string-value="rict15g4" calcext:value-type="string">
            <text:p>rict15g4</text:p>
          </table:table-cell>
        </table:table-row>
        <table:table-row table:style-name="ro4">
          <table:table-cell table:number-columns-repeated="24"/>
        </table:table-row>
        <table:table-row table:style-name="ro5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5G" calcext:value-type="string">
            <text:p>U15G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10" office:value-type="string" calcext:value-type="string" table:number-columns-spanned="3" table:number-rows-spanned="1">
            <text:p>buts</text:p>
          </table:table-cell>
          <table:covered-table-cell table:style-name="ce110"/>
          <table:covered-table-cell/>
          <table:table-cell table:style-name="ce147" office:value-type="string" calcext:value-type="string" table:number-columns-spanned="3" table:number-rows-spanned="1">
            <text:p>match1</text:p>
          </table:table-cell>
          <table:covered-table-cell table:style-name="ce147"/>
          <table:covered-table-cell table:style-name="ce88"/>
          <table:table-cell table:style-name="ce147" office:value-type="string" calcext:value-type="string" table:number-columns-spanned="3" table:number-rows-spanned="1">
            <text:p>match2</text:p>
          </table:table-cell>
          <table:covered-table-cell table:style-name="ce147"/>
          <table:covered-table-cell table:style-name="ce88"/>
          <table:table-cell table:style-name="ce147" office:value-type="string" calcext:value-type="string" table:number-columns-spanned="3" table:number-rows-spanned="1">
            <text:p>match3</text:p>
          </table:table-cell>
          <table:covered-table-cell table:style-name="ce147"/>
          <table:covered-table-cell table:style-name="ce88"/>
          <table:table-cell table:number-columns-repeated="4"/>
        </table:table-row>
        <table:table-row table:style-name="ro6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5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5G5" calcext:value-type="string">
            <text:p>U15G5</text:p>
          </table:table-cell>
          <table:table-cell table:style-name="ce78" table:formula="of:=[$lesequipes.$F22]" office:value-type="string" office:string-value="rict15g5" calcext:value-type="string">
            <text:p>rict15g5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N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16" table:content-validation-name="val8" office:value-type="string" calcext:value-type="string">
            <text:p>U15G5</text:p>
          </table:table-cell>
          <table:table-cell table:style-name="ce123" table:content-validation-name="val1" table:formula="of:=VLOOKUP([.W26];categorie2;3;0)" office:value-type="string" office:string-value="rict15g5" calcext:value-type="string">
            <text:p>rict15g5</text:p>
          </table:table-cell>
        </table:table-row>
        <table:table-row table:style-name="ro5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5G6" calcext:value-type="string">
            <text:p>U15G6</text:p>
          </table:table-cell>
          <table:table-cell table:style-name="ce78" table:formula="of:=[$lesequipes.$F23]" office:value-type="string" office:string-value="rict15g6" calcext:value-type="string">
            <text:p>rict15g6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N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16" table:content-validation-name="val8" office:value-type="string" calcext:value-type="string">
            <text:p>U15G6</text:p>
          </table:table-cell>
          <table:table-cell table:style-name="ce123" table:content-validation-name="val1" table:formula="of:=VLOOKUP([.W27];categorie2;3;0)" office:value-type="string" office:string-value="rict15g6" calcext:value-type="string">
            <text:p>rict15g6</text:p>
          </table:table-cell>
        </table:table-row>
        <table:table-row table:style-name="ro5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5G7" calcext:value-type="string">
            <text:p>U15G7</text:p>
          </table:table-cell>
          <table:table-cell table:style-name="ce78" table:formula="of:=[$lesequipes.$F24]" office:value-type="string" office:string-value="rict15g7" calcext:value-type="string">
            <text:p>rict15g7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K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16" table:content-validation-name="val8" office:value-type="string" calcext:value-type="string">
            <text:p>U15G7</text:p>
          </table:table-cell>
          <table:table-cell table:style-name="ce123" table:content-validation-name="val1" table:formula="of:=VLOOKUP([.W28];categorie2;3;0)" office:value-type="string" office:string-value="rict15g7" calcext:value-type="string">
            <text:p>rict15g7</text:p>
          </table:table-cell>
        </table:table-row>
        <table:table-row table:style-name="ro5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5G8" calcext:value-type="string">
            <text:p>U15G8</text:p>
          </table:table-cell>
          <table:table-cell table:style-name="ce78" table:formula="of:=[$lesequipes.$F25]" office:value-type="string" office:string-value="rict15g8" calcext:value-type="string">
            <text:p>rict15g8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K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16" table:content-validation-name="val8" office:value-type="string" calcext:value-type="string">
            <text:p>U15G8</text:p>
          </table:table-cell>
          <table:table-cell table:style-name="ce123" table:content-validation-name="val1" table:formula="of:=VLOOKUP([.W29];categorie2;3;0)" office:value-type="string" office:string-value="rict15g8" calcext:value-type="string">
            <text:p>rict15g8</text:p>
          </table:table-cell>
        </table:table-row>
        <table:table-row table:style-name="ro4" table:number-rows-repeated="1048546">
          <table:table-cell table:number-columns-repeated="24"/>
        </table:table-row>
        <table:table-row table:style-name="ro4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35" table:default-cell-style-name="ce13"/>
        <table:table-column table:style-name="co25" table:default-cell-style-name="ce13"/>
        <table:table-column table:style-name="co36" table:default-cell-style-name="ce13"/>
        <table:table-column table:style-name="co37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2" table:default-cell-style-name="ce13"/>
        <table:table-column table:style-name="co38" table:default-cell-style-name="ce13"/>
        <table:table-column table:style-name="co18" table:default-cell-style-name="ce13"/>
        <table:table-column table:style-name="co39" table:default-cell-style-name="ce13"/>
        <table:table-column table:style-name="co19" table:default-cell-style-name="ce13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6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6">
          <table:table-cell table:style-name="ce33" office:value-type="string" calcext:value-type="string">
            <text:p>C3:R19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13G" calcext:value-type="string">
            <text:p>U13G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5">
          <table:table-cell table:number-columns-repeated="2"/>
          <table:table-cell table:style-name="ce124" table:content-validation-name="val2" office:value-type="float" office:value="25" calcext:value-type="float">
            <text:p>2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[$classementspoules.W4]" office:value-type="string" office:string-value="U13G2" calcext:value-type="string">
            <text:p>U13G2</text:p>
          </table:table-cell>
          <table:table-cell table:style-name="ce134" table:formula="of:=VLOOKUP([.K4];categorie1;3;0)" office:value-type="string" office:string-value="dist13g2" calcext:value-type="string">
            <text:p>dist13g2</text:p>
          </table:table-cell>
          <table:table-cell table:style-name="ce140" table:content-validation-name="val9" office:value-type="string" calcext:value-type="string">
            <text:p>V</text:p>
          </table:table-cell>
          <table:table-cell table:style-name="ce143" table:content-validation-name="val1" office:value-type="float" office:value="0" calcext:value-type="float">
            <text:p>0</text:p>
          </table:table-cell>
          <table:table-cell table:style-name="ce143" table:content-validation-name="val1" office:value-type="string" calcext:value-type="string">
            <text:p>0 (0tab3)</text:p>
          </table:table-cell>
          <table:table-cell table:style-name="ce184" table:content-validation-name="val10" table:formula="of:=IF([.M4]=&quot;V&quot;;&quot;D&quot;;IF([.M4]=&quot;D&quot;;&quot;V&quot;;&quot;&quot;))" office:value-type="string" office:string-value="D" calcext:value-type="string">
            <text:p>D</text:p>
          </table:table-cell>
          <table:table-cell table:style-name="ce134" table:formula="of:=[$classementspoules.W12]" office:value-type="string" office:string-value="U13G6" calcext:value-type="string">
            <text:p>U13G6</text:p>
          </table:table-cell>
          <table:table-cell table:style-name="ce134" table:formula="of:=VLOOKUP([.Q4];categorie1;3;0)" office:value-type="string" office:string-value="dist13g6" calcext:value-type="string">
            <text:p>dist13g6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1" table:formula="of:=IF([.M18]=&quot;V&quot;;[.K18];IF([.P18]=&quot;V&quot;;[.Q18];&quot;&quot;))" office:value-type="string" office:string-value="U13G5" calcext:value-type="string">
            <text:p>U13G5</text:p>
          </table:table-cell>
          <table:table-cell table:style-name="ce187" table:content-validation-name="val1" table:formula="of:=VLOOKUP([.U4];categorie1;3;0)" office:value-type="string" office:string-value="dist13g5" calcext:value-type="string">
            <text:p>dist13g5</text:p>
          </table:table-cell>
        </table:table-row>
        <table:table-row table:style-name="ro5">
          <table:table-cell table:number-columns-repeated="2"/>
          <table:table-cell table:style-name="ce125" table:formula="of:=[.C4]+1" office:value-type="float" office:value="26" calcext:value-type="float">
            <text:p>2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[$classementspoules.W6]" office:value-type="string" office:string-value="U13G4" calcext:value-type="string">
            <text:p>U13G4</text:p>
          </table:table-cell>
          <table:table-cell table:style-name="ce134" table:formula="of:=VLOOKUP([.K5];categorie1;3;0)" office:value-type="string" office:string-value="dist13g4" calcext:value-type="string">
            <text:p>dist13g4</text:p>
          </table:table-cell>
          <table:table-cell table:style-name="ce140" table:content-validation-name="val9" office:value-type="string" calcext:value-type="string">
            <text:p>V</text:p>
          </table:table-cell>
          <table:table-cell table:style-name="ce143" table:content-validation-name="val1" office:value-type="string" calcext:value-type="string">
            <text:p>0(1tab0)</text:p>
          </table:table-cell>
          <table:table-cell table:style-name="ce143" table:content-validation-name="val1" office:value-type="float" office:value="0" calcext:value-type="float">
            <text:p>0</text:p>
          </table:table-cell>
          <table:table-cell table:style-name="ce184" table:content-validation-name="val10" table:formula="of:=IF([.M5]=&quot;V&quot;;&quot;D&quot;;IF([.M5]=&quot;D&quot;;&quot;V&quot;;&quot;&quot;))" office:value-type="string" office:string-value="D" calcext:value-type="string">
            <text:p>D</text:p>
          </table:table-cell>
          <table:table-cell table:style-name="ce134" table:formula="of:=[$classementspoules.W14]" office:value-type="string" office:string-value="U13G8" calcext:value-type="string">
            <text:p>U13G8</text:p>
          </table:table-cell>
          <table:table-cell table:style-name="ce134" table:formula="of:=VLOOKUP([.Q5];categorie1;3;0)" office:value-type="string" office:string-value="dist13g8" calcext:value-type="string">
            <text:p>dist13g8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1" table:formula="of:=IF([.M18]=&quot;D&quot;;[.K18];IF([.P18]=&quot;D&quot;;[.Q18];&quot;&quot;))" office:value-type="string" office:string-value="U13G2" calcext:value-type="string">
            <text:p>U13G2</text:p>
          </table:table-cell>
          <table:table-cell table:style-name="ce187" table:content-validation-name="val1" table:formula="of:=VLOOKUP([.U5];categorie1;3;0)" office:value-type="string" office:string-value="dist13g2" calcext:value-type="string">
            <text:p>dist13g2</text:p>
          </table:table-cell>
        </table:table-row>
        <table:table-row table:style-name="ro5">
          <table:table-cell table:number-columns-repeated="2"/>
          <table:table-cell table:style-name="ce125" table:formula="of:=[.C5]+1" office:value-type="float" office:value="27" calcext:value-type="float">
            <text:p>2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1/24/6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[$classementspoules.W11]" office:value-type="string" office:string-value="U13G5" calcext:value-type="string">
            <text:p>U13G5</text:p>
          </table:table-cell>
          <table:table-cell table:style-name="ce134" table:formula="of:=VLOOKUP([.K6];categorie1;3;0)" office:value-type="string" office:string-value="dist13g5" calcext:value-type="string">
            <text:p>dist13g5</text:p>
          </table:table-cell>
          <table:table-cell table:style-name="ce140" table:content-validation-name="val9" office:value-type="string" calcext:value-type="string">
            <text:p>V</text:p>
          </table:table-cell>
          <table:table-cell table:number-columns-repeated="2" table:style-name="ce143" table:content-validation-name="val1" office:value-type="float" office:value="1" calcext:value-type="float">
            <text:p>1</text:p>
          </table:table-cell>
          <table:table-cell table:style-name="ce184" table:content-validation-name="val10" table:formula="of:=IF([.M6]=&quot;V&quot;;&quot;D&quot;;IF([.M6]=&quot;D&quot;;&quot;V&quot;;&quot;&quot;))" office:value-type="string" office:string-value="D" calcext:value-type="string">
            <text:p>D</text:p>
          </table:table-cell>
          <table:table-cell table:style-name="ce134" table:formula="of:=[$classementspoules.W5]" office:value-type="string" office:string-value="U13G1" calcext:value-type="string">
            <text:p>U13G1</text:p>
          </table:table-cell>
          <table:table-cell table:style-name="ce134" table:formula="of:=VLOOKUP([.Q6];categorie1;3;0)" office:value-type="string" office:string-value="dist13g1" calcext:value-type="string">
            <text:p>dist13g1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5" table:content-validation-name="val11"/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5">
          <table:table-cell table:number-columns-repeated="2"/>
          <table:table-cell table:style-name="ce125" table:formula="of:=[.C6]+1" office:value-type="float" office:value="28" calcext:value-type="float">
            <text:p>2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1/24/6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[$classementspoules.W13]" office:value-type="string" office:string-value="U13G7" calcext:value-type="string">
            <text:p>U13G7</text:p>
          </table:table-cell>
          <table:table-cell table:style-name="ce134" table:formula="of:=VLOOKUP([.K7];categorie1;3;0)" office:value-type="string" office:string-value="dist13g7" calcext:value-type="string">
            <text:p>dist13g7</text:p>
          </table:table-cell>
          <table:table-cell table:style-name="ce140" table:content-validation-name="val9" office:value-type="string" calcext:value-type="string">
            <text:p>V</text:p>
          </table:table-cell>
          <table:table-cell table:style-name="ce143" table:content-validation-name="val1" table:number-columns-repeated="2"/>
          <table:table-cell table:style-name="ce184" table:content-validation-name="val10" table:formula="of:=IF([.M7]=&quot;V&quot;;&quot;D&quot;;IF([.M7]=&quot;D&quot;;&quot;V&quot;;&quot;&quot;))" office:value-type="string" office:string-value="D" calcext:value-type="string">
            <text:p>D</text:p>
          </table:table-cell>
          <table:table-cell table:style-name="ce134" table:formula="of:=[$classementspoules.W7]" office:value-type="string" office:string-value="U13G3" calcext:value-type="string">
            <text:p>U13G3</text:p>
          </table:table-cell>
          <table:table-cell table:style-name="ce134" table:formula="of:=VLOOKUP([.Q7];categorie1;3;0)" office:value-type="string" office:string-value="dist13g3" calcext:value-type="string">
            <text:p>dist13g3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5" table:content-validation-name="val11"/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5">
          <table:table-cell table:number-columns-repeated="2"/>
          <table:table-cell table:style-name="ce126" table:formula="of:=[.C7]+1" office:value-type="float" office:value="29" calcext:value-type="float">
            <text:p>29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1/24/6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A, 2nd PB</text:p>
          </table:table-cell>
          <table:table-cell table:style-name="ce139" table:formula="of:=[$classementspoules.W19]" office:value-type="string" office:string-value="U15G1" calcext:value-type="string">
            <text:p>U15G1</text:p>
          </table:table-cell>
          <table:table-cell table:style-name="ce139" table:formula="of:=VLOOKUP([.K8];categorie2;3;0)" office:value-type="string" office:string-value="rict15g1" calcext:value-type="string">
            <text:p>rict15g1</text:p>
          </table:table-cell>
          <table:table-cell table:style-name="ce141" table:content-validation-name="val9" office:value-type="string" calcext:value-type="string">
            <text:p>D</text:p>
          </table:table-cell>
          <table:table-cell table:style-name="ce144" table:content-validation-name="val1" table:number-columns-repeated="2"/>
          <table:table-cell table:style-name="ce144" table:content-validation-name="val1" table:formula="of:=IF([.M8]=&quot;V&quot;;&quot;D&quot;;IF([.M8]=&quot;D&quot;;&quot;V&quot;;&quot;&quot;))" office:value-type="string" office:string-value="V" calcext:value-type="string">
            <text:p>V</text:p>
          </table:table-cell>
          <table:table-cell table:style-name="ce139" table:formula="of:=[$classementspoules.W27]" office:value-type="string" office:string-value="U15G6" calcext:value-type="string">
            <text:p>U15G6</text:p>
          </table:table-cell>
          <table:table-cell table:style-name="ce139" table:formula="of:=VLOOKUP([.Q8];categorie2;3;0)" office:value-type="string" office:string-value="rict15g6" calcext:value-type="string">
            <text:p>rict15g6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5" table:content-validation-name="val11"/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5">
          <table:table-cell table:number-columns-repeated="2"/>
          <table:table-cell table:style-name="ce126" table:formula="of:=[.C8]+1" office:value-type="float" office:value="30" calcext:value-type="float">
            <text:p>30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7]+1/24/6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A, 4ieme PB</text:p>
          </table:table-cell>
          <table:table-cell table:style-name="ce139" table:formula="of:=[$classementspoules.W21]" office:value-type="string" office:string-value="U15G3" calcext:value-type="string">
            <text:p>U15G3</text:p>
          </table:table-cell>
          <table:table-cell table:style-name="ce139" table:formula="of:=VLOOKUP([.K9];categorie2;3;0)" office:value-type="string" office:string-value="rict15g3" calcext:value-type="string">
            <text:p>rict15g3</text:p>
          </table:table-cell>
          <table:table-cell table:style-name="ce141" table:content-validation-name="val9" office:value-type="string" calcext:value-type="string">
            <text:p>V</text:p>
          </table:table-cell>
          <table:table-cell table:style-name="ce144" table:content-validation-name="val1" table:number-columns-repeated="2"/>
          <table:table-cell table:style-name="ce144" table:content-validation-name="val1" table:formula="of:=IF([.M9]=&quot;V&quot;;&quot;D&quot;;IF([.M9]=&quot;D&quot;;&quot;V&quot;;&quot;&quot;))" office:value-type="string" office:string-value="D" calcext:value-type="string">
            <text:p>D</text:p>
          </table:table-cell>
          <table:table-cell table:style-name="ce139" table:formula="of:=[$classementspoules.W29]" office:value-type="string" office:string-value="U15G8" calcext:value-type="string">
            <text:p>U15G8</text:p>
          </table:table-cell>
          <table:table-cell table:style-name="ce139" table:formula="of:=VLOOKUP([.Q9];categorie2;3;0)" office:value-type="string" office:string-value="rict15g8" calcext:value-type="string">
            <text:p>rict15g8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5" table:content-validation-name="val11"/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5">
          <table:table-cell table:number-columns-repeated="2"/>
          <table:table-cell table:style-name="ce126" table:formula="of:=[.C9]+1" office:value-type="float" office:value="31" calcext:value-type="float">
            <text:p>3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8]+1/24/6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B, 2nd PA</text:p>
          </table:table-cell>
          <table:table-cell table:style-name="ce139" table:formula="of:=[$classementspoules.W26]" office:value-type="string" office:string-value="U15G5" calcext:value-type="string">
            <text:p>U15G5</text:p>
          </table:table-cell>
          <table:table-cell table:style-name="ce139" table:formula="of:=VLOOKUP([.K10];categorie2;3;0)" office:value-type="string" office:string-value="rict15g5" calcext:value-type="string">
            <text:p>rict15g5</text:p>
          </table:table-cell>
          <table:table-cell table:style-name="ce141" table:content-validation-name="val9" office:value-type="string" calcext:value-type="string">
            <text:p>D</text:p>
          </table:table-cell>
          <table:table-cell table:style-name="ce144" table:content-validation-name="val1" table:number-columns-repeated="2"/>
          <table:table-cell table:style-name="ce144" table:content-validation-name="val1" table:formula="of:=IF([.M10]=&quot;V&quot;;&quot;D&quot;;IF([.M10]=&quot;D&quot;;&quot;V&quot;;&quot;&quot;))" office:value-type="string" office:string-value="V" calcext:value-type="string">
            <text:p>V</text:p>
          </table:table-cell>
          <table:table-cell table:style-name="ce139" table:formula="of:=[$classementspoules.W20]" office:value-type="string" office:string-value="U15G2" calcext:value-type="string">
            <text:p>U15G2</text:p>
          </table:table-cell>
          <table:table-cell table:style-name="ce139" table:formula="of:=VLOOKUP([.Q10];categorie2;3;0)" office:value-type="string" office:string-value="rict15g2" calcext:value-type="string">
            <text:p>rict15g2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5" table:content-validation-name="val11"/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5">
          <table:table-cell table:number-columns-repeated="2"/>
          <table:table-cell table:style-name="ce126" table:formula="of:=[.C10]+1" office:value-type="float" office:value="32" calcext:value-type="float">
            <text:p>32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9]+1/24/6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B, 4ieme PA</text:p>
          </table:table-cell>
          <table:table-cell table:style-name="ce139" table:formula="of:=[$classementspoules.W28]" office:value-type="string" office:string-value="U15G7" calcext:value-type="string">
            <text:p>U15G7</text:p>
          </table:table-cell>
          <table:table-cell table:style-name="ce139" table:formula="of:=VLOOKUP([.K11];categorie2;3;0)" office:value-type="string" office:string-value="rict15g7" calcext:value-type="string">
            <text:p>rict15g7</text:p>
          </table:table-cell>
          <table:table-cell table:style-name="ce141" table:content-validation-name="val9" office:value-type="string" calcext:value-type="string">
            <text:p>V</text:p>
          </table:table-cell>
          <table:table-cell table:style-name="ce144" table:content-validation-name="val1" table:number-columns-repeated="2"/>
          <table:table-cell table:style-name="ce144" table:content-validation-name="val1" table:formula="of:=IF([.M11]=&quot;V&quot;;&quot;D&quot;;IF([.M11]=&quot;D&quot;;&quot;V&quot;;&quot;&quot;))" office:value-type="string" office:string-value="D" calcext:value-type="string">
            <text:p>D</text:p>
          </table:table-cell>
          <table:table-cell table:style-name="ce139" table:formula="of:=[$classementspoules.W22]" office:value-type="string" office:string-value="U15G4" calcext:value-type="string">
            <text:p>U15G4</text:p>
          </table:table-cell>
          <table:table-cell table:style-name="ce139" table:formula="of:=VLOOKUP([.Q11];categorie2;3;0)" office:value-type="string" office:string-value="rict15g4" calcext:value-type="string">
            <text:p>rict15g4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5" table:content-validation-name="val11"/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5">
          <table:table-cell table:number-columns-repeated="2"/>
          <table:table-cell table:style-name="ce125" table:formula="of:=[.C11]+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1/24/6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4]=&quot;D&quot;;[.K4];IF([.P4]=&quot;D&quot;;[.Q4];&quot;&quot;))" office:value-type="string" office:string-value="U13G6" calcext:value-type="string">
            <text:p>U13G6</text:p>
          </table:table-cell>
          <table:table-cell table:style-name="ce125" table:formula="of:=VLOOKUP([.K12];categorie1;3;0)" office:value-type="string" office:string-value="dist13g6" calcext:value-type="string">
            <text:p>dist13g6</text:p>
          </table:table-cell>
          <table:table-cell table:style-name="ce140" table:content-validation-name="val9" office:value-type="string" calcext:value-type="string">
            <text:p>V</text:p>
          </table:table-cell>
          <table:table-cell table:style-name="ce143" table:content-validation-name="val1" table:number-columns-repeated="2"/>
          <table:table-cell table:style-name="ce143" table:content-validation-name="val1" table:formula="of:=IF([.M12]=&quot;V&quot;;&quot;D&quot;;IF([.M12]=&quot;D&quot;;&quot;V&quot;;&quot;&quot;))" office:value-type="string" office:string-value="D" calcext:value-type="string">
            <text:p>D</text:p>
          </table:table-cell>
          <table:table-cell table:style-name="ce125" table:formula="of:=IF([.M6]=&quot;D&quot;;[.K6];IF([.P6]=&quot;D&quot;;[.Q6];&quot;&quot;))" office:value-type="string" office:string-value="U13G1" calcext:value-type="string">
            <text:p>U13G1</text:p>
          </table:table-cell>
          <table:table-cell table:style-name="ce125" table:formula="of:=VLOOKUP([.Q12];categorie1;3;0)" office:value-type="string" office:string-value="dist13g1" calcext:value-type="string">
            <text:p>dist13g1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125" table:formula="of:=[.C12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1/24/6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5]=&quot;D&quot;;[.K5];IF([.P5]=&quot;D&quot;;[.Q5];&quot;&quot;))" office:value-type="string" office:string-value="U13G8" calcext:value-type="string">
            <text:p>U13G8</text:p>
          </table:table-cell>
          <table:table-cell table:style-name="ce125" table:formula="of:=VLOOKUP([.K13];categorie1;3;0)" office:value-type="string" office:string-value="dist13g8" calcext:value-type="string">
            <text:p>dist13g8</text:p>
          </table:table-cell>
          <table:table-cell table:style-name="ce140" table:content-validation-name="val9" office:value-type="string" calcext:value-type="string">
            <text:p>V</text:p>
          </table:table-cell>
          <table:table-cell table:style-name="ce143" table:content-validation-name="val1" table:number-columns-repeated="2"/>
          <table:table-cell table:style-name="ce143" table:content-validation-name="val1" table:formula="of:=IF([.M13]=&quot;V&quot;;&quot;D&quot;;IF([.M13]=&quot;D&quot;;&quot;V&quot;;&quot;&quot;))" office:value-type="string" office:string-value="D" calcext:value-type="string">
            <text:p>D</text:p>
          </table:table-cell>
          <table:table-cell table:style-name="ce125" table:formula="of:=IF([.M7]=&quot;D&quot;;[.K7];IF([.P7]=&quot;D&quot;;[.Q7];&quot;&quot;))" office:value-type="string" office:string-value="U13G3" calcext:value-type="string">
            <text:p>U13G3</text:p>
          </table:table-cell>
          <table:table-cell table:style-name="ce125" table:formula="of:=VLOOKUP([.Q13];categorie1;3;0)" office:value-type="string" office:string-value="dist13g3" calcext:value-type="string">
            <text:p>dist13g3</text:p>
          </table:table-cell>
          <table:table-cell/>
          <table:table-cell table:style-name="ce127" table:formula="of:=[$lesequipes.$B$18]" office:value-type="string" office:string-value="U15G" calcext:value-type="string">
            <text:p>U15G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27" table:formula="of:=[.C13]+1" office:value-type="float" office:value="35" calcext:value-type="float">
            <text:p>35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2]+1/24/6" office:value-type="time" office:time-value="PT17H05M00S" calcext:value-type="time">
            <text:p>17:05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5_6</text:p>
          </table:table-cell>
          <table:table-cell table:style-name="ce127" office:value-type="string" calcext:value-type="string">
            <text:p>Classement 5/6 iéme</text:p>
          </table:table-cell>
          <table:table-cell table:style-name="ce127" table:formula="of:=IF([.M9]=&quot;V&quot;;[.K9];IF([.P9]=&quot;V&quot;;[.Q9];&quot;&quot;))" office:value-type="string" office:string-value="U15G3" calcext:value-type="string">
            <text:p>U15G3</text:p>
          </table:table-cell>
          <table:table-cell table:style-name="ce146" table:formula="of:=VLOOKUP([.K14];categorie2;3;0)" office:value-type="string" office:string-value="rict15g3" calcext:value-type="string">
            <text:p>rict15g3</text:p>
          </table:table-cell>
          <table:table-cell table:style-name="ce142" table:content-validation-name="val9" office:value-type="string" calcext:value-type="string">
            <text:p>V</text:p>
          </table:table-cell>
          <table:table-cell table:style-name="ce145" table:content-validation-name="val1" table:number-columns-repeated="2"/>
          <table:table-cell table:style-name="ce145" table:content-validation-name="val1" table:formula="of:=IF([.M14]=&quot;V&quot;;&quot;D&quot;;IF([.M14]=&quot;D&quot;;&quot;V&quot;;&quot;&quot;))" office:value-type="string" office:string-value="D" calcext:value-type="string">
            <text:p>D</text:p>
          </table:table-cell>
          <table:table-cell table:style-name="ce146" table:formula="of:=IF([.M11]=&quot;V&quot;;[.K11];IF([.P11]=&quot;V&quot;;[.Q11];&quot;&quot;))" office:value-type="string" office:string-value="U15G7" calcext:value-type="string">
            <text:p>U15G7</text:p>
          </table:table-cell>
          <table:table-cell table:style-name="ce146" table:formula="of:=VLOOKUP([.Q14];categorie2;3;0)" office:value-type="string" office:string-value="rict15g7" calcext:value-type="string">
            <text:p>rict15g7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5">
          <table:table-cell table:number-columns-repeated="2"/>
          <table:table-cell table:style-name="ce125" table:formula="of:=[.C14]+1" office:value-type="float" office:value="36" calcext:value-type="float">
            <text:p>3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3]+1/24/6" office:value-type="time" office:time-value="PT17H05M00S" calcext:value-type="time">
            <text:p>17:0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5]=&quot;V&quot;;[.K5];IF([.P5]=&quot;V&quot;;[.Q5];&quot;&quot;))" office:value-type="string" office:string-value="U13G4" calcext:value-type="string">
            <text:p>U13G4</text:p>
          </table:table-cell>
          <table:table-cell table:style-name="ce125" table:formula="of:=VLOOKUP([.K15];categorie1;3;0)" office:value-type="string" office:string-value="dist13g4" calcext:value-type="string">
            <text:p>dist13g4</text:p>
          </table:table-cell>
          <table:table-cell table:style-name="ce140" table:content-validation-name="val9" office:value-type="string" calcext:value-type="string">
            <text:p>V</text:p>
          </table:table-cell>
          <table:table-cell table:style-name="ce143" table:content-validation-name="val1" table:number-columns-repeated="2"/>
          <table:table-cell table:style-name="ce143" table:content-validation-name="val1" table:formula="of:=IF([.M15]=&quot;V&quot;;&quot;D&quot;;IF([.M15]=&quot;D&quot;;&quot;V&quot;;&quot;&quot;))" office:value-type="string" office:string-value="D" calcext:value-type="string">
            <text:p>D</text:p>
          </table:table-cell>
          <table:table-cell table:style-name="ce125" table:formula="of:=IF([.M7]=&quot;V&quot;;[.K7];IF([.P7]=&quot;V&quot;;[.Q7];&quot;&quot;))" office:value-type="string" office:string-value="U13G7" calcext:value-type="string">
            <text:p>U13G7</text:p>
          </table:table-cell>
          <table:table-cell table:style-name="ce125" table:formula="of:=VLOOKUP([.Q15];categorie1;3;0)" office:value-type="string" office:string-value="dist13g7" calcext:value-type="string">
            <text:p>dist13g7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1" table:formula="of:=IF([.M19]=&quot;V&quot;;[.K19];IF([.P19]=&quot;V&quot;;[.Q19];&quot;&quot;))" office:value-type="string" office:string-value="U15G6" calcext:value-type="string">
            <text:p>U15G6</text:p>
          </table:table-cell>
          <table:table-cell table:style-name="ce188" table:content-validation-name="val1" table:formula="of:=VLOOKUP([.U15];categorie2;3;0)" office:value-type="string" office:string-value="rict15g6" calcext:value-type="string">
            <text:p>rict15g6</text:p>
          </table:table-cell>
        </table:table-row>
        <table:table-row table:style-name="ro5">
          <table:table-cell table:number-columns-repeated="2"/>
          <table:table-cell table:style-name="ce127" table:formula="of:=[.C15]+1" office:value-type="float" office:value="37" calcext:value-type="float">
            <text:p>3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4]+1/24/6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3_4</text:p>
          </table:table-cell>
          <table:table-cell table:style-name="ce127" office:value-type="string" calcext:value-type="string">
            <text:p>Classement 3/4 iéme</text:p>
          </table:table-cell>
          <table:table-cell table:style-name="ce127" table:formula="of:=IF([.M8]=&quot;D&quot;;[.K8];IF([.P8]=&quot;D&quot;;[.Q8];&quot;&quot;))" office:value-type="string" office:string-value="U15G1" calcext:value-type="string">
            <text:p>U15G1</text:p>
          </table:table-cell>
          <table:table-cell table:style-name="ce146" table:formula="of:=VLOOKUP([.K16];categorie2;3;0)" office:value-type="string" office:string-value="rict15g1" calcext:value-type="string">
            <text:p>rict15g1</text:p>
          </table:table-cell>
          <table:table-cell table:style-name="ce142" table:content-validation-name="val9" office:value-type="string" calcext:value-type="string">
            <text:p>V</text:p>
          </table:table-cell>
          <table:table-cell table:style-name="ce145" table:content-validation-name="val1" table:number-columns-repeated="2"/>
          <table:table-cell table:style-name="ce145" table:content-validation-name="val1" table:formula="of:=IF([.M16]=&quot;V&quot;;&quot;D&quot;;IF([.M16]=&quot;D&quot;;&quot;V&quot;;&quot;&quot;))" office:value-type="string" office:string-value="D" calcext:value-type="string">
            <text:p>D</text:p>
          </table:table-cell>
          <table:table-cell table:style-name="ce146" table:formula="of:=IF([.M10]=&quot;D&quot;;[.K10];IF([.P10]=&quot;D&quot;;[.Q10];&quot;&quot;))" office:value-type="string" office:string-value="U15G5" calcext:value-type="string">
            <text:p>U15G5</text:p>
          </table:table-cell>
          <table:table-cell table:style-name="ce146" table:formula="of:=VLOOKUP([.Q16];categorie2;3;0)" office:value-type="string" office:string-value="rict15g5" calcext:value-type="string">
            <text:p>rict15g5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1" table:formula="of:=IF([.M19]=&quot;D&quot;;[.K19];IF([.P19]=&quot;D&quot;;[.Q19];&quot;&quot;))" office:value-type="string" office:string-value="U15G2" calcext:value-type="string">
            <text:p>U15G2</text:p>
          </table:table-cell>
          <table:table-cell table:style-name="ce188" table:content-validation-name="val1" table:formula="of:=VLOOKUP([.U16];categorie2;3;0)" office:value-type="string" office:string-value="rict15g2" calcext:value-type="string">
            <text:p>rict15g2</text:p>
          </table:table-cell>
        </table:table-row>
        <table:table-row table:style-name="ro5">
          <table:table-cell table:number-columns-repeated="2"/>
          <table:table-cell table:style-name="ce127" table:formula="of:=[.C16]+1" office:value-type="float" office:value="38" calcext:value-type="float">
            <text:p>38</text:p>
          </table:table-cell>
          <table:table-cell table:style-name="ce129" table:content-validation-name="val2" office:value-type="string" calcext:value-type="string">
            <text:p>2-CCVL</text:p>
          </table:table-cell>
          <table:table-cell table:style-name="ce132" table:formula="of:=[.E15]+1/24/6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7_8</text:p>
          </table:table-cell>
          <table:table-cell table:style-name="ce127" office:value-type="string" calcext:value-type="string">
            <text:p>Classement 7/8 iéme</text:p>
          </table:table-cell>
          <table:table-cell table:style-name="ce127" table:formula="of:=IF([.M9]=&quot;D&quot;;[.K9];IF([.P9]=&quot;D&quot;;[.Q9];&quot;&quot;))" office:value-type="string" office:string-value="U15G8" calcext:value-type="string">
            <text:p>U15G8</text:p>
          </table:table-cell>
          <table:table-cell table:style-name="ce146" table:formula="of:=VLOOKUP([.K17];categorie2;3;0)" office:value-type="string" office:string-value="rict15g8" calcext:value-type="string">
            <text:p>rict15g8</text:p>
          </table:table-cell>
          <table:table-cell table:style-name="ce142" table:content-validation-name="val9" office:value-type="string" calcext:value-type="string">
            <text:p>V</text:p>
          </table:table-cell>
          <table:table-cell table:style-name="ce145" table:content-validation-name="val1" table:number-columns-repeated="2"/>
          <table:table-cell table:style-name="ce145" table:content-validation-name="val1" table:formula="of:=IF([.M17]=&quot;V&quot;;&quot;D&quot;;IF([.M17]=&quot;D&quot;;&quot;V&quot;;&quot;&quot;))" office:value-type="string" office:string-value="D" calcext:value-type="string">
            <text:p>D</text:p>
          </table:table-cell>
          <table:table-cell table:style-name="ce146" table:formula="of:=IF([.M11]=&quot;D&quot;;[.K11];IF([.P11]=&quot;D&quot;;[.Q11];&quot;&quot;))" office:value-type="string" office:string-value="U15G4" calcext:value-type="string">
            <text:p>U15G4</text:p>
          </table:table-cell>
          <table:table-cell table:style-name="ce146" table:formula="of:=VLOOKUP([.Q17];categorie2;3;0)" office:value-type="string" office:string-value="rict15g4" calcext:value-type="string">
            <text:p>rict15g4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6" table:content-validation-name="val11"/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5">
          <table:table-cell table:number-columns-repeated="2"/>
          <table:table-cell table:style-name="ce125" table:formula="of:=[.C17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7H30M00S" calcext:value-type="time">
            <text:p>17:30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office:value-type="strin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4]=&quot;V&quot;;[.K4];IF([.P4]=&quot;V&quot;;[.Q4];&quot;&quot;))" office:value-type="string" office:string-value="U13G2" calcext:value-type="string">
            <text:p>U13G2</text:p>
          </table:table-cell>
          <table:table-cell table:style-name="ce125" table:formula="of:=VLOOKUP([.K18];categorie1;3;0)" office:value-type="string" office:string-value="dist13g2" calcext:value-type="string">
            <text:p>dist13g2</text:p>
          </table:table-cell>
          <table:table-cell table:style-name="ce140" table:content-validation-name="val9" office:value-type="string" calcext:value-type="string">
            <text:p>D</text:p>
          </table:table-cell>
          <table:table-cell table:style-name="ce143" table:content-validation-name="val1" table:number-columns-repeated="2"/>
          <table:table-cell table:style-name="ce143" table:content-validation-name="val1" table:formula="of:=IF([.M18]=&quot;V&quot;;&quot;D&quot;;IF([.M18]=&quot;D&quot;;&quot;V&quot;;&quot;&quot;))" office:value-type="string" office:string-value="V" calcext:value-type="string">
            <text:p>V</text:p>
          </table:table-cell>
          <table:table-cell table:style-name="ce125" table:formula="of:=IF([.M6]=&quot;V&quot;;[.K6];IF([.P6]=&quot;V&quot;;[.Q6];&quot;&quot;))" office:value-type="string" office:string-value="U13G5" calcext:value-type="string">
            <text:p>U13G5</text:p>
          </table:table-cell>
          <table:table-cell table:style-name="ce125" table:formula="of:=VLOOKUP([.Q18];categorie1;3;0)" office:value-type="string" office:string-value="dist13g5" calcext:value-type="string">
            <text:p>dist13g5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6" table:content-validation-name="val11"/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5">
          <table:table-cell table:number-columns-repeated="2"/>
          <table:table-cell table:style-name="ce127" table:formula="of:=[.C18]+1" office:value-type="float" office:value="40" calcext:value-type="float">
            <text:p>4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8]+1/24/6" office:value-type="time" office:time-value="PT17H40M00S" calcext:value-type="time">
            <text:p>17:40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38" table:content-validation-name="val3" office:value-type="string" calcext:value-type="string">
            <text:p>Finale</text:p>
          </table:table-cell>
          <table:table-cell table:style-name="ce127" table:formula="of:=IF([.M8]=&quot;V&quot;;[.K8];IF([.P8]=&quot;V&quot;;[.Q8];&quot;&quot;))" office:value-type="string" office:string-value="U15G6" calcext:value-type="string">
            <text:p>U15G6</text:p>
          </table:table-cell>
          <table:table-cell table:style-name="ce146" table:formula="of:=VLOOKUP([.K19];categorie2;3;0)" office:value-type="string" office:string-value="rict15g6" calcext:value-type="string">
            <text:p>rict15g6</text:p>
          </table:table-cell>
          <table:table-cell table:style-name="ce142" table:content-validation-name="val9" office:value-type="string" calcext:value-type="string">
            <text:p>V</text:p>
          </table:table-cell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 office:value-type="string" office:string-value="D" calcext:value-type="string">
            <text:p>D</text:p>
          </table:table-cell>
          <table:table-cell table:style-name="ce146" table:formula="of:=IF([.M10]=&quot;V&quot;;[.K10];IF([.P10]=&quot;V&quot;;[.Q10];&quot;&quot;))" office:value-type="string" office:string-value="U15G2" calcext:value-type="string">
            <text:p>U15G2</text:p>
          </table:table-cell>
          <table:table-cell table:style-name="ce146" table:formula="of:=VLOOKUP([.Q19];categorie2;3;0)" office:value-type="string" office:string-value="rict15g2" calcext:value-type="string">
            <text:p>rict15g2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6" table:content-validation-name="val11"/>
          <table:table-cell table:style-name="ce188" table:content-validation-name="val1" table:formula="of:=VLOOKUP([.U19];categorie2;3;0)" office:value-type="string" office:string-value="" calcext:value-type="error">
            <text:p>#N/D</text:p>
          </table:table-cell>
        </table:table-row>
        <table:table-row table:style-name="ro5">
          <table:table-cell table:number-columns-repeated="2"/>
          <table:table-cell table:style-name="ce58" table:number-columns-repeated="3"/>
          <table:table-cell table:style-name="ce64"/>
          <table:table-cell table:style-name="ce58" table:number-columns-repeated="12"/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6" table:content-validation-name="val11"/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5">
          <table:table-cell table:number-columns-repeated="19"/>
          <table:table-cell table:style-name="ce112" table:formula="of:=[.T20]+1" office:value-type="float" office:value="7" calcext:value-type="float">
            <text:p>7</text:p>
          </table:table-cell>
          <table:table-cell table:style-name="ce186" table:content-validation-name="val11"/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5">
          <table:table-cell table:number-columns-repeated="19"/>
          <table:table-cell table:style-name="ce112" table:formula="of:=[.T21]+1" office:value-type="float" office:value="8" calcext:value-type="float">
            <text:p>8</text:p>
          </table:table-cell>
          <table:table-cell table:style-name="ce186" table:content-validation-name="val11"/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4" table:number-rows-repeated="1048553">
          <table:table-cell table:number-columns-repeated="22"/>
        </table:table-row>
        <table:table-row table:style-name="ro4">
          <table:table-cell table:number-columns-repeated="22"/>
        </table:table-row>
        <calcext:conditional-formats>
          <calcext:conditional-format calcext:target-range-address="finales.I5:finales.I5 finales.I7:finales.I7 finales.I9:finales.I9 finales.I11:finales.I11 finales.J12:finales.J13 finales.C4:finales.H18 finales.I14:finales.K14 finales.I16:finales.I18 finales.J15:finales.K18 finales.C19:finales.K19 finales.L4:finales.R19 finales.K4:finales.K13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27" table:display-filter-buttons="true"/>
        <table:database-range table:name="__Anonymous_Sheet_DB__4" table:target-range-address="finales.D3:finales.G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9:01:26.8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1-20T23:53:29.919000000</dc:date>
    <meta:editing-duration>P4DT22H30M55S</meta:editing-duration>
    <meta:editing-cycles>194</meta:editing-cycles>
    <meta:generator>LibreOffice/7.5.4.2$Windows_X86_64 LibreOffice_project/36ccfdc35048b057fd9854c757a8b67ec53977b6</meta:generator>
    <meta:document-statistic meta:table-count="5" meta:cell-count="1153" meta:object-count="2"/>
  </office:meta>
</office:document-meta>
</file>